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ext-properties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99ffff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2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7])" office:value-type="float" office:value="39900" calcext:value-type="float">
            <text:p>39900</text:p>
          </table:table-cell>
          <table:table-cell table:style-name="ce16"/>
          <table:table-cell table:style-name="ce2" table:formula="of:=SUM([.J3:.J28])" office:value-type="float" office:value="240000" calcext:value-type="float">
            <text:p>240000</text:p>
          </table:table-cell>
          <table:table-cell/>
          <table:table-cell table:style-name="ce2" table:formula="of:=SUM([.L22:.L28])" office:value-type="float" office:value="245000" calcext:value-type="float">
            <text:p>245000</text:p>
          </table:table-cell>
          <table:table-cell/>
          <table:table-cell table:style-name="ce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1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33:.H57])" office:value-type="float" office:value="41300" calcext:value-type="float">
            <text:p>41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62:.H85])" office:value-type="float" office:value="59200" calcext:value-type="float">
            <text:p>592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1:.H114])" office:value-type="float" office:value="40100" calcext:value-type="float">
            <text:p>40100</text:p>
          </table:table-cell>
          <table:table-cell table:style-name="ce16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7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56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27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8"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30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30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" table:formula="of:=SUM([.H4:.H29])" office:value-type="float" office:value="39200" calcext:value-type="float">
            <text:p>39200</text:p>
          </table:table-cell>
          <table:table-cell table:style-name="ce16"/>
          <table:table-cell table:style-name="ce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4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4:.H59])" office:value-type="float" office:value="35100" calcext:value-type="float">
            <text:p>35100</text:p>
          </table:table-cell>
          <table:table-cell table:style-name="ce16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55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47:.D147];[.F147])" office:value-type="float" office:value="1458.5347985348" calcext:value-type="float">
            <text:p>1458.534798534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table:number-columns-repeated="2"/>
          <table:table-cell table:number-columns-repeated="8"/>
        </table:table-row>
        <table:table-row table:style-name="ro3">
          <table:table-cell table:style-name="ce2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"/>
          <table:table-cell table:style-name="ce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56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8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30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29])" office:value-type="float" office:value="271230" calcext:value-type="float">
            <text:p>271230</text:p>
          </table:table-cell>
          <table:table-cell/>
          <table:table-cell table:style-name="ce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"/>
          <table:table-cell table:style-name="ce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" table:formula="of:=SUM([.H34:.H59])" office:value-type="float" office:value="55400" calcext:value-type="float">
            <text:p>554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1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63:.F63])" office:value-type="float" office:value="55300" calcext:value-type="float">
            <text:p>55300</text:p>
          </table:table-cell>
          <table:table-cell/>
          <table:table-cell table:style-name="ce12" office:value-type="string" calcext:value-type="string">
            <text:p>shabate sksel enq +600-ov</text:p>
          </table:table-cell>
          <table:table-cell table:style-name="ce12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" table:formula="of:=SUM([.H64:.H89])" office:value-type="float" office:value="55300" calcext:value-type="float">
            <text:p>55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1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2"/>
          <table:table-cell table:style-name="ce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table:number-columns-repeated="2"/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/>
          <table:table-cell table:style-name="ce2"/>
          <table:table-cell table:style-name="ce2" table:formula="of:=SUM([.B3:.F3])" office:value-type="float" office:value="22300" calcext:value-type="float">
            <text:p>22300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style-name="ce56"/>
          <table:table-cell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6"/>
          <table:table-cell table:formula="of:=SUM([.A30:.C30])" office:value-type="float" office:value="949.81884057971" calcext:value-type="float">
            <text:p>9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4770-370</text:p>
          </table:table-cell>
          <table:table-cell table:number-columns-repeated="2"/>
          <table:table-cell office:value-type="float" office:value="64000" calcext:value-type="float">
            <text:p>64000</text:p>
          </table:table-cell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E30];[.F30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3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Մհեր</text:p>
          </table:table-cell>
          <table:table-cell table:number-columns-repeated="3"/>
          <table:table-cell table:style-name="ce8"/>
          <table:table-cell/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3"/>
          <table:table-cell table:formula="of:=SUM([.A30:.E30])" office:value-type="float" office:value="949.81884057971" calcext:value-type="float">
            <text:p>949.8188405797</text:p>
          </table:table-cell>
          <table:table-cell table:style-name="ce27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53"/>
          <table:table-cell table:number-columns-repeated="4"/>
          <table:table-cell table:style-name="ce2"/>
          <table:table-cell table:formula="of:=SUM([.B30])" office:value-type="float" office:value="454.166666666667" calcext:value-type="float">
            <text:p>454.1666666667</text:p>
          </table:table-cell>
          <table:table-cell table:style-name="ce30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Hasmik N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2"/>
          <table:table-cell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5" office:value-type="float" office:value="0" calcext:value-type="float">
            <text:p>0</text:p>
          </table:table-cell>
          <table:table-cell table:style-name="ce2" table:formula="of:=SUM([.G4:.G29])" office:value-type="float" office:value="22300" calcext:value-type="float">
            <text:p>22300</text:p>
          </table:table-cell>
          <table:table-cell office:value-type="string" calcext:value-type="string">
            <text:p>Artsvi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style-name="ce2" table:formula="of:=SUM([.I4:.I30])" office:value-type="float" office:value="74400" calcext:value-type="float">
            <text:p>74400</text:p>
          </table:table-cell>
          <table:table-cell/>
          <table:table-cell table:style-name="ce2"/>
          <table:table-cell/>
          <table:table-cell table:style-name="ce2" table:formula="of:=SUM([.M3:.M30])" office:value-type="float" office:value="74000" calcext:value-type="float">
            <text:p>7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12:24:00.3562597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3-07T13:57:11.988520918</dc:date>
    <meta:editing-duration>P13DT8H15M19S</meta:editing-duration>
    <meta:editing-cycles>3716</meta:editing-cycles>
    <meta:generator>LibreOffice/4.2.8.2$Linux_X86_64 LibreOffice_project/420m0$Build-2</meta:generator>
    <meta:document-statistic meta:table-count="24" meta:cell-count="11374" meta:object-count="0"/>
  </office:meta>
</office:document-meta>
</file>